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2.04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1.244cm"/>
    </style:style>
    <style:style style:name="co26" style:family="table-column">
      <style:table-column-properties fo:break-before="auto" style:column-width="4.119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3.261cm"/>
    </style:style>
    <style:style style:name="co29" style:family="table-column">
      <style:table-column-properties fo:break-before="auto" style:column-width="2.653cm"/>
    </style:style>
    <style:style style:name="co30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8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9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13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14" style:family="table-cell" style:parent-style-name="Default">
      <style:table-cell-properties fo:background-color="#ff0000" fo:border="0.06pt solid #000000"/>
    </style:style>
    <style:style style:name="ce15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6" style:family="table-cell" style:parent-style-name="Default">
      <style:table-cell-properties fo:background-color="#ff0000"/>
      <style:text-properties fo:color="#0000ff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fo:border="0.06pt solid #000000"/>
    </style:style>
    <style:style style:name="ce21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22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23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24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25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6" table:default-cell-style-name="ce1"/>
        <table:table-column table:style-name="co5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8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6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7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9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9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9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9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9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9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3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9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9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2"/>
        <table:table-column table:style-name="co7" table:number-columns-repeated="2" table:default-cell-style-name="ce12"/>
        <table:table-column table:style-name="co7" table:default-cell-style-name="ce1"/>
        <table:table-column table:style-name="co4" table:default-cell-style-name="ce1"/>
        <table:table-column table:style-name="co18" table:default-cell-style-name="ce1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ggb</text:p>
          </table:table-cell>
          <table:table-cell table:style-name="ce11" office:value-type="string" calcext:value-type="string">
            <text:p>Ggb2</text:p>
          </table:table-cell>
          <table:table-cell table:style-name="ce11" office:value-type="string" calcext:value-type="string">
            <text:p>Anotación</text:p>
          </table:table-cell>
          <table:table-cell table:style-name="ce11"/>
          <table:table-cell table:style-name="ce11" office:value-type="string" calcext:value-type="string">
            <text:p>Anim</text:p>
          </table:table-cell>
          <table:table-cell table:style-name="ce11" office:value-type="string" calcext:value-type="string">
            <text:p>Bim</text:p>
          </table:table-cell>
          <table:table-cell table:style-name="ce11"/>
          <table:table-cell table:style-name="ce11" office:value-type="string" calcext:value-type="string">
            <text:p>Auto</text:p>
          </table:table-cell>
          <table:table-cell table:style-name="ce11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4"/>
          <table:table-cell table:style-name="ce1"/>
          <table:table-cell table:style-name="ce1"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3]/76)*5" office:value-type="float" office:value="4.3421052631579" calcext:value-type="float">
            <text:p>4,3421052632</text:p>
          </table:table-cell>
          <table:table-cell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 table:number-rows-repeated="5">
          <table:table-cell table:style-name="ce10" table:number-columns-repeated="12"/>
          <table:table-cell table:style-name="Default"/>
        </table:table-row>
        <table:table-row table:style-name="ro1">
          <table:table-cell table:style-name="ce10" table:number-columns-repeated="12"/>
          <table:table-cell table:style-name="Default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number-columns-repeated="3" table:default-cell-style-name="ce1"/>
        <table:table-column table:style-name="co11" table:default-cell-style-name="ce15"/>
        <table:table-column table:style-name="co11" table:default-cell-style-name="ce1"/>
        <table:table-row table:style-name="ro1">
          <table:table-cell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rob.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3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4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8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9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2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3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6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7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8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9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30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1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2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3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3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11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9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7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7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8" office:value-type="float" office:value="2.7" calcext:value-type="float">
            <text:p>2,7</text:p>
          </table:table-cell>
          <table:table-cell table:number-columns-repeated="6"/>
        </table:table-row>
      </table:table>
      <table:table table:name="1103" table:style-name="ta1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1" table:number-columns-repeated="4" table:default-cell-style-name="ce1"/>
        <table:table-column table:style-name="co11" table:default-cell-style-name="ce21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unt</text:p>
          </table:table-cell>
          <table:table-cell table:style-name="ce11" office:value-type="string" calcext:value-type="string">
            <text:p>Prob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4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2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4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4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4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5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4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I3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08:48:27.312370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8T11:52:20.622144670</dc:date>
    <dc:creator>Germán Ramírez</dc:creator>
    <meta:editing-duration>P1DT22H5M21S</meta:editing-duration>
    <meta:editing-cycles>77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365" meta:object-count="0"/>
  </office:meta>
</office:document-meta>
</file>